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_20__28_var_29_" svg:stroke-color="#808080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fill="none" draw:fill-color="#ffffff" draw:textarea-horizontal-align="left" draw:auto-grow-width="tru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008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56cm" fo:min-width="14.202cm"/>
    </style:style>
    <style:style style:name="gr8" style:family="graphic" style:parent-style-name="standard">
      <style:graphic-properties svg:stroke-width="0.102cm" svg:stroke-color="#ff0000" draw:marker-start-width="1.067cm" draw:marker-end-width="0.457cm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ff0000" draw:marker-start="Arrow" draw:marker-start-width="0.3cm" draw:marker-end="Arrow" draw:marker-end-width="0.3cm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solid" svg:stroke-color="#000000" draw:fill="none" draw:fill-color="#ffffff" fo:min-height="0.385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co1" style:family="table-column">
      <style:table-column-properties style:column-width="3.967cm" style:use-optimal-column-width="false"/>
    </style:style>
    <style:style style:name="co2" style:family="table-column">
      <style:table-column-properties style:column-width="5.699cm" style:use-optimal-column-width="false"/>
    </style:style>
    <style:style style:name="ro1" style:family="table-row">
      <style:table-row-properties style:row-height="1.025cm"/>
    </style:style>
    <style:style style:name="ce1" style:family="table-cell">
      <style:graphic-properties draw:fill="solid" style:repeat="repeat"/>
      <style:text-properties fo:color="#ffffff" fo:font-size="12pt" style:font-size-asian="14pt" style:font-size-complex="14p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8000" fo:font-family="'DejaVu Sans'" style:font-family-generic="swiss" style:font-pitch="variable" fo:font-size="12pt" style:font-size-asian="12pt" style:font-size-complex="12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margin-left="0cm" fo:margin-right="0cm" fo:text-indent="0cm"/>
      <style:text-properties fo:color="#ff0000" fo:font-size="12pt" style:font-size-asian="12pt" style:font-size-complex="12pt"/>
    </style:style>
    <style:style style:name="P8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9" style:family="paragraph">
      <style:paragraph-properties fo:margin-left="0cm" fo:margin-right="0cm" fo:text-indent="0cm"/>
      <style:text-properties fo:color="#ff0000" fo:font-size="15pt" style:font-size-asian="15pt" style:font-size-complex="15pt"/>
    </style:style>
    <style:style style:name="P10" style:family="paragraph">
      <style:text-properties fo:font-size="9pt" style:font-size-asian="9pt" style:font-size-complex="9pt"/>
    </style:style>
    <style:style style:name="T1" style:family="text">
      <style:text-properties fo:color="#008000" fo:font-family="'DejaVu Sans'" style:font-family-generic="swiss" style:font-pitch="variable"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0000" fo:font-size="15pt" style:font-size-asian="15pt" style:font-size-complex="15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color="#ffffff" fo:font-size="12pt" style:font-size-asian="14pt" style:font-size-complex="14pt"/>
    </style:style>
    <style:style style:name="T8" style:family="text">
      <style:text-properties fo:color="#ffffff" fo:font-size="14pt" style:font-size-asian="14pt" style:font-size-complex="14pt"/>
    </style:style>
    <style:style style:name="T9" style:family="text">
      <style:text-properties fo:color="#ffffff" fo:font-family="'Liberation Sans'" style:font-family-generic="swiss" style:font-pitch="variable" fo:font-size="12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measurelines" svg:width="4.801cm" svg:height="1.305cm" svg:x="12.5cm" svg:y="7.6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measurelines" svg:x1="1.635cm" svg:y1="7.35cm" svg:x2="19.415cm" svg:y2="7.35cm">
          <text:p/>
        </draw:line>
        <draw:frame draw:style-name="gr3" draw:text-style-name="P4" draw:layer="measurelines" svg:width="1.611cm" svg:height="0.747cm" svg:x="1.035cm" svg:y="6.676cm">
          <draw:text-box>
            <text:p text:style-name="P3"><text:span text:style-name="T1">Actor</text:span></text:p>
          </draw:text-box>
        </draw:frame>
        <draw:frame draw:style-name="gr4" draw:text-style-name="P6" draw:layer="measurelines" svg:width="2.847cm" svg:height="0.692cm" svg:x="14.453cm" svg:y="7.91cm">
          <draw:text-box>
            <text:p text:style-name="P5"><text:span text:style-name="T2">Actor message</text:span></text:p>
          </draw:text-box>
        </draw:frame>
        <draw:line draw:style-name="gr5" draw:text-style-name="P2" draw:layer="measurelines" svg:x1="12.647cm" svg:y1="8.295cm" svg:x2="14.552cm" svg:y2="8.295cm">
          <text:p/>
        </draw:line>
        <draw:frame draw:style-name="gr6" draw:text-style-name="P7" draw:layer="measurelines" svg:width="2.483cm" svg:height="1.309cm" svg:x="17.51cm" svg:y="6.645cm">
          <draw:text-box>
            <text:p text:style-name="P3"><text:span text:style-name="T3">Simulation</text:span></text:p>
            <text:p text:style-name="P3"><text:span text:style-name="T3">time</text:span></text:p>
          </draw:text-box>
        </draw:frame>
        <draw:line draw:style-name="gr5" draw:text-style-name="P2" draw:layer="measurelines" svg:x1="6.081cm" svg:y1="6.08cm" svg:x2="6.715cm" svg:y2="7.35cm">
          <text:p/>
        </draw:line>
        <draw:frame draw:style-name="gr7" draw:text-style-name="P8" draw:layer="measurelines" svg:width="16.246cm" svg:height="3.954cm" svg:x="1.435cm" svg:y="9.255cm">
          <draw:text-box>
            <text:p text:style-name="P3"><text:span text:style-name="T4">Let's suppose that during a tick an actor is to receive 3 messages from other actors.</text:span></text:p>
            <text:p text:style-name="P3"><text:span text:style-name="T4">Here 3! = 6 different message sequences may be imagined:</text:span></text:p>
            <text:p text:style-name="P3"><text:span text:style-name="T4"><text:tab/></text:span><text:span text:style-name="T4">- S1: the actor receives and processes M1 then M2 then M3</text:span></text:p>
            <text:p text:style-name="P3"><text:span text:style-name="T4"><text:tab/></text:span><text:span text:style-name="T4">- S2: the actor receives and processes M1 then M3 then M2</text:span></text:p>
            <text:p text:style-name="P3"><text:span text:style-name="T4"><text:s text:c="10"/></text:span><text:span text:style-name="T4">[…]</text:span></text:p>
            <text:p text:style-name="P3"><text:span text:style-name="T4"><text:tab/></text:span><text:span text:style-name="T4">- S6: the actor receives and processes M3 then M2 then M1 </text:span></text:p>
            <text:p text:style-name="P3"><text:span text:style-name="T4">By design all these 6 sequences should have an equal probability of showing up. </text:span></text:p>
          </draw:text-box>
        </draw:frame>
        <draw:line draw:style-name="gr5" draw:text-style-name="P2" draw:layer="measurelines" svg:x1="7.985cm" svg:y1="6.08cm" svg:x2="8.62cm" svg:y2="7.35cm">
          <text:p/>
        </draw:line>
        <draw:frame draw:style-name="gr4" draw:text-style-name="P6" draw:layer="measurelines" svg:width="0.989cm" svg:height="0.692cm" svg:x="9.58cm" svg:y="6.023cm">
          <draw:text-box>
            <text:p text:style-name="P3"><text:span text:style-name="T2">M2</text:span></text:p>
          </draw:text-box>
        </draw:frame>
        <draw:frame draw:style-name="gr4" draw:text-style-name="P6" draw:layer="measurelines" svg:width="0.989cm" svg:height="0.692cm" svg:x="6.49cm" svg:y="6.015cm">
          <draw:text-box>
            <text:p text:style-name="P3"><text:span text:style-name="T2">M1</text:span></text:p>
          </draw:text-box>
        </draw:frame>
        <draw:frame draw:style-name="gr4" draw:text-style-name="P6" draw:layer="measurelines" svg:width="0.989cm" svg:height="0.692cm" svg:x="8.166cm" svg:y="5.98cm">
          <draw:text-box>
            <text:p text:style-name="P3"><text:span text:style-name="T2">M3</text:span></text:p>
          </draw:text-box>
        </draw:frame>
        <draw:frame draw:style-name="gr4" draw:layer="measurelines" svg:width="5.256cm" svg:height="1.038cm" svg:x="6.185cm" svg:y="4.31cm">
          <draw:text-box>
            <text:p text:style-name="P3">Ergodicity issues</text:p>
          </draw:text-box>
        </draw:frame>
        <draw:line draw:style-name="gr5" draw:text-style-name="P2" draw:layer="layout" svg:x1="9.486cm" svg:y1="6.08cm" svg:x2="10.121cm" svg:y2="7.35cm">
          <text:p/>
        </draw:line>
        <draw:line draw:style-name="gr8" draw:text-style-name="P2" draw:layer="layout" svg:x1="4.775cm" svg:y1="7.341cm" svg:x2="4.775cm" svg:y2="8.911cm">
          <text:p/>
        </draw:line>
        <draw:line draw:style-name="gr8" draw:text-style-name="P2" draw:layer="layout" svg:x1="11.595cm" svg:y1="7.341cm" svg:x2="11.575cm" svg:y2="8.912cm">
          <text:p/>
        </draw:line>
        <draw:frame draw:style-name="gr6" draw:text-style-name="P9" draw:layer="layout" svg:width="1.924cm" svg:height="0.911cm" svg:x="6.68cm" svg:y="7.306cm">
          <draw:text-box>
            <text:p text:style-name="P3"><text:span text:style-name="T5">Tick n</text:span></text:p>
          </draw:text-box>
        </draw:frame>
        <draw:line draw:style-name="gr9" draw:text-style-name="P2" draw:layer="layout" svg:x1="4.81cm" svg:y1="8.176cm" svg:x2="11.595cm" svg:y2="8.176cm">
          <text:p/>
        </draw:line>
        <draw:frame draw:style-name="gr10" draw:text-style-name="P10" draw:layer="layout" svg:width="2.54cm" svg:height="0.649cm" svg:x="10.925cm" svg:y="6.28cm">
          <draw:text-box>
            <text:p><text:span text:style-name="T6">Sequence S2</text:span></text:p>
          </draw:text-box>
        </draw:frame>
        <draw:frame draw:style-name="standard" draw:layer="layout" svg:width="17.599cm" svg:height="8.861cm" svg:x="1.635cm" svg:y="13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Probabilities of message sequences, as seen from the receiving actor</text:span><text:span text:style-name="T8"> </text:span></text:p>
              </table:table-cell>
              <table:table-cell>
                <text:p><text:span text:style-name="T7">Based on the natural technical order of message arrival</text:span></text:p>
              </table:table-cell>
              <table:table-cell>
                <text:p><text:span text:style-name="T7">With reproducible context-free reordering</text:span></text:p>
              </table:table-cell>
              <table:table-cell>
                <text:p><text:span text:style-name="T7">With reproducible context-free </text:span><text:span text:style-name="T9">reordering</text:span><text:span text:style-name="T7"> followed by an uniform permutation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4">S1</text:span></text:p>
              </table:table-cell>
              <table:table-cell>
                <text:p text:style-name="P2"><text:span text:style-name="T4">0%</text:span></text:p>
              </table:table-cell>
              <table:table-cell>
                <text:p text:style-name="P2"><text:span text:style-name="T4">0%</text:span></text:p>
              </table:table-cell>
              <table:table-cell>
                <text:p text:style-name="P2"><text:span text:style-name="T4">16.7%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4">S2</text:span></text:p>
              </table:table-cell>
              <table:table-cell>
                <text:p text:style-name="P2"><text:span text:style-name="T4">12%</text:span></text:p>
              </table:table-cell>
              <table:table-cell>
                <text:p text:style-name="P2"><text:span text:style-name="T4">0%</text:span></text:p>
              </table:table-cell>
              <table:table-cell>
                <text:p text:style-name="P2"><text:span text:style-name="T4">16.7%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4">S3</text:span></text:p>
              </table:table-cell>
              <table:table-cell>
                <text:p text:style-name="P2"><text:span text:style-name="T4">87%</text:span></text:p>
              </table:table-cell>
              <table:table-cell>
                <text:p text:style-name="P2"><text:span text:style-name="T4">0%</text:span></text:p>
              </table:table-cell>
              <table:table-cell>
                <text:p text:style-name="P2"><text:span text:style-name="T4">16.7%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4">S4</text:span></text:p>
              </table:table-cell>
              <table:table-cell>
                <text:p text:style-name="P2"><text:span text:style-name="T4">0%</text:span></text:p>
              </table:table-cell>
              <table:table-cell>
                <text:p text:style-name="P2"><text:span text:style-name="T4">100%</text:span></text:p>
              </table:table-cell>
              <table:table-cell>
                <text:p text:style-name="P2"><text:span text:style-name="T4">16.7%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4">S5</text:span></text:p>
              </table:table-cell>
              <table:table-cell>
                <text:p text:style-name="P2"><text:span text:style-name="T4">1%</text:span></text:p>
              </table:table-cell>
              <table:table-cell>
                <text:p text:style-name="P2"><text:span text:style-name="T4">0%</text:span></text:p>
              </table:table-cell>
              <table:table-cell>
                <text:p text:style-name="P2"><text:span text:style-name="T4">16.7%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4">S6</text:span></text:p>
              </table:table-cell>
              <table:table-cell>
                <text:p text:style-name="P2"><text:span text:style-name="T4">0%</text:span></text:p>
              </table:table-cell>
              <table:table-cell>
                <text:p text:style-name="P2"><text:span text:style-name="T4">0%</text:span></text:p>
              </table:table-cell>
              <table:table-cell>
                <text:p text:style-name="P2"><text:span text:style-name="T4">16.7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Olivier Boudeville</meta:initial-creator>
    <meta:creation-date>2008-11-12T14:01:20</meta:creation-date>
    <dc:date>2011-01-20T13:27:58</dc:date>
    <meta:editing-cycles>8</meta:editing-cycles>
    <meta:editing-duration>PT28H34M37S</meta:editing-duration>
    <dc:creator>Olivier Boudeville</dc:creator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